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3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6811in"/>
    </style:style>
    <style:style style:name="co12" style:family="table-column">
      <style:table-column-properties fo:break-before="auto" style:column-width="2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cd10_level1</text:p>
          </table:table-cell>
          <table:table-cell table:style-name="ce7" office:value-type="string" calcext:value-type="string">
            <text:p>icd10_code_level1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icd10_level1</text:p>
          </table:table-cell>
          <table:table-cell table:style-name="ce7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category3</text:p>
          </table:table-cell>
          <table:table-cell table:style-name="ce7" office:value-type="string" calcext:value-type="string">
            <text:p>category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G2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G3])" office:value-type="float" office:value="9" calcext:value-type="float">
            <text:p>9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G4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G5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G6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G7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G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G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G10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G11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G12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G13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G14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G15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G16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G17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G18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, haematopoietic and related tissue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G19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G20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colorec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G21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digestiv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G22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fe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G23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male genital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G24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ovaria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G25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, prostate 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39];[.G26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G2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G2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G29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G30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s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G31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G32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G3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G34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G35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G36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G3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G38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style-name="ce13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G39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style-name="ce13" office:value-type="string" calcext:value-type="string">
            <text:p>COVID-19, virus identified</text:p>
          </table:table-cell>
          <table:table-cell office:value-type="string" calcext:value-type="string">
            <text:p>COVID-19, virus ident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G40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G41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G42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G4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G4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G45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G46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G4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G48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, biliary tract and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G49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G50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G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G5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G5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G54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G55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G5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G57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style-name="ce13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G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,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G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G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,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G6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G62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G63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Cataract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G64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G65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G66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G67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G68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G69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G70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G71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style-name="ce13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G7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G7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G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G75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G7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G77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,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G7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G7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G8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G81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G82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style-name="ce13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G83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G84])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G85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G86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G87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G88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G8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G90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G91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G92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G9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style-name="ce13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G94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style-name="ce13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G95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G9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G9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G98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G99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G10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G10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G102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G10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39];[.G104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usculoskeletal system and connective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G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G10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G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G108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G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G110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G111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G112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G11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e,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G114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G115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G116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style-name="ce13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G117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Chronic obstructive pulmonary dis., oth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G118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G119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G120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Pneumonia, organism unspec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1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G122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G123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style-name="ce13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G124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style-name="ce13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39];[.G125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2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G126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G127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G128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, not elsewhere classifi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G129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G130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style-name="ce13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6"/>
          <table:table-cell table:number-columns-repeated="1018"/>
        </table:table-row>
        <table:table-row table:style-name="ro2" table:number-rows-repeated="366">
          <table:table-cell table:style-name="Default" table:number-columns-repeated="5"/>
          <table:table-cell table:number-columns-repeated="1019"/>
        </table:table-row>
        <table:table-row table:style-name="ro2" table:number-rows-repeated="154">
          <table:table-cell table:style-name="ce12" table:number-columns-repeated="5"/>
          <table:table-cell table:number-columns-repeated="1019"/>
        </table:table-row>
        <table:table-row table:style-name="ro2" table:number-rows-repeated="10476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_downloadable" table:style-name="ta1">
        <table:table-column table:style-name="co11" table:default-cell-style-name="Default"/>
        <table:table-column table:style-name="co12" table:default-cell-style-name="Default"/>
        <table:table-column table:style-name="co8" table:number-columns-repeated="6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G1:all.M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30T18:30:50.470085486</dc:date>
    <meta:editing-duration>PT20H50M12S</meta:editing-duration>
    <meta:editing-cycles>642</meta:editing-cycles>
    <meta:generator>LibreOffice/7.3.6.2$Linux_X86_64 LibreOffice_project/30$Build-2</meta:generator>
    <meta:document-statistic meta:table-count="2" meta:cell-count="3077" meta:object-count="0"/>
  </office:meta>
</office:document-meta>
</file>